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66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e57c2"/>
      <style:text-properties fo:color="#fafafa" fo:font-weight="bold" style:font-weight-asian="bold" style:font-weight-complex="bold"/>
    </style:style>
    <style:style style:name="ce3" style:family="table-cell" style:parent-style-name="Default">
      <style:table-cell-properties fo:background-color="#b2ff5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UNET ARCHITECTURE – TRAINING SET 2</text:p>
          </table:table-cell>
          <table:table-cell table:style-name="ce1" table:number-columns-repeated="5"/>
        </table:table-row>
        <table:table-row table:style-name="ro2">
          <table:table-cell office:value-type="string" calcext:value-type="string">
            <text:p>TRIAL 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0.0248147001574331" calcext:value-type="float">
            <text:p>0.0248147001574331</text:p>
          </table:table-cell>
          <table:table-cell table:style-name="ce3" office:value-type="float" office:value="0.952549235026042" calcext:value-type="float">
            <text:p>0.952549235026042</text:p>
          </table:table-cell>
          <table:table-cell table:style-name="ce3" office:value-type="float" office:value="0.182104363434347" calcext:value-type="float">
            <text:p>0.182104363434347</text:p>
          </table:table-cell>
          <table:table-cell table:style-name="ce3" office:value-type="float" office:value="0.0287648607721146" calcext:value-type="float">
            <text:p>0.0287648607721146</text:p>
          </table:table-cell>
          <table:table-cell table:style-name="ce3" office:value-type="float" office:value="0.0465157892510782" calcext:value-type="float">
            <text:p>0.046515789251078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55277252197266" calcext:value-type="float">
            <text:p>0.955277252197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55277252197266" calcext:value-type="float">
            <text:p>0.955277252197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55277252197266" calcext:value-type="float">
            <text:p>0.955277252197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55277252197266" calcext:value-type="float">
            <text:p>0.95527725219726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15:53:40.3308287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5:27:43.731540164</meta:creation-date>
    <dc:date>2024-09-29T15:53:48.113285016</dc:date>
    <meta:editing-duration>PT2M52S</meta:editing-duration>
    <meta:editing-cycles>6</meta:editing-cycles>
    <meta:generator>LibreOffice/24.2.5.2$Linux_X86_64 LibreOffice_project/420$Build-2</meta:generator>
    <meta:document-statistic meta:table-count="1" meta:cell-count="32" meta:object-count="0"/>
  </office:meta>
</office:document-meta>
</file>